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fo:background-color="#ffff00" loext:char-shading-value="0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UTURAS DE CONTROLE</text:p>
      <text:p text:style-name="Standard"/>
      <text:list text:style-name="WWNum1">
        <text:list-item>
          <text:p text:style-name="P4">ANTES DE FALAR DE ESTRUTURA É PRECISO FALAR SOBRE INDENTAÇÃO, UMA VEZ QUE ELE FAZ toda A DIFERENÇA</text:p>
        </text:list-item>
      </text:list>
      <text:p text:style-name="P1">um print embaixo de um laço, de um if, irá imprimir sobre aquela lógica</text:p>
      <text:p text:style-name="P1">um print fora de uma indentação irá imprimir o resultado do pedido</text:p>
      <text:p text:style-name="P1">Exemplo:</text:p>
      <text:p text:style-name="P1"/>
      <text:p text:style-name="P1">soma = 0 <text:s text:c="73"/>soma = 0</text:p>
      <text:p text:style-name="P1">contador = 0 <text:s text:c="68"/>contador = 0</text:p>
      <text:p text:style-name="P1">for laco in range ( 0 , 6 ): <text:s text:c="49"/>for laco in range <text:s/>( 0 , 6 ):</text:p>
      <text:p text:style-name="P1"><text:span text:style-name="T1"><text:tab/></text:span>soma = soma +laço <text:s text:c="44"/><text:span text:style-name="T1"><text:s text:c="11"/></text:span>soma = soma + laco</text:p>
      <text:p text:style-name="P1"><text:span text:style-name="T1"><text:tab/></text:span>contador = contador + 1 <text:s text:c="38"/><text:span text:style-name="T1"><text:s text:c="11"/></text:span>contador = contador + 1</text:p>
      <text:p text:style-name="P1"><text:span text:style-name="T1"><text:tab/></text:span>print(contador, soma) <text:s text:c="42"/>print( contador , soma)</text:p>
      <text:p text:style-name="P1"/>
      <text:p text:style-name="P1"/>
      <text:p text:style-name="P1"/>
      <text:p text:style-name="P1">Irá retornar</text:p>
      <text:p text:style-name="P1"/>
      <text:p text:style-name="P1">1 <text:s text:c="2"/>0 <text:s text:c="85"/>6 <text:s text:c="6"/>15</text:p>
      <text:p text:style-name="P1">2 <text:s text:c="2"/>1</text:p>
      <text:p text:style-name="P1">3 <text:s text:c="2"/>3</text:p>
      <text:p text:style-name="P1">4 <text:s text:c="2"/>6</text:p>
      <text:p text:style-name="P1">5 <text:s text:c="2"/>10</text:p>
      <text:p text:style-name="P1">6 <text:s text:c="2"/>15</text:p>
      <text:p text:style-name="P1"/>
      <text:p text:style-name="P1"/>
      <text:p text:style-name="P1"/>
      <text:p text:style-name="Standard"/>
      <text:list text:style-name="WWNum6">
        <text:list-item>
          <text:p text:style-name="P5">IF, ELIF ELSE. - quando vc tem três ou mais condições. É possível usar IF sem Else ou sem ELIF mas NUNCA nenhum deles sem o IF</text:p>
        </text:list-item>
      </text:list>
      <text:p text:style-name="P1">if xxxx :</text:p>
      <text:p text:style-name="P1"/>
      <text:p text:style-name="P1">elif xxxxx :</text:p>
      <text:p text:style-name="P1"/>
      <text:p text:style-name="P1">else xxxx :</text:p>
      <text:p text:style-name="P1"/>
      <text:p text:style-name="P1"/>
      <text:p text:style-name="P1"/>
      <text:p text:style-name="P1"/>
      <text:list text:style-name="WWNum4">
        <text:list-item>
          <text:p text:style-name="P6">Formatação para centralização:</text:p>
        </text:list-item>
        <text:list-item>
          <text:p text:style-name="P6">:= ^ 40</text:p>
        </text:list-item>
      </text:list>
      <text:p text:style-name="Standard"/>
      <text:p text:style-name="Standard"/>
      <text:list text:style-name="WWNum5">
        <text:list-item>
          <text:p text:style-name="P7">Finalização do programa </text:p>
        </text:list-item>
      </text:list>
      <text:p text:style-name="P1">exit()</text:p>
      <text:p text:style-name="P1"/>
      <text:p text:style-name="P1"/>
      <text:p text:style-name="P1"><text:soft-page-break/></text:p>
      <text:p text:style-name="P1"/>
      <text:p text:style-name="P1"/>
      <text:list text:style-name="WWNum3">
        <text:list-item>
          <text:p text:style-name="P8">ESTRUTURAS DE REPETIÇÃO</text:p>
        </text:list-item>
      </text:list>
      <text:p text:style-name="P1">cria uma ‘rotina’ que será repetida por um determinado número de vezes e fará o que lhe for <text:s/>designado, podendo receber ifs.</text:p>
      <text:p text:style-name="P1">For nomedavariável in range( 1x , 2x , 3x ) :</text:p>
      <text:p text:style-name="P1"/>
      <text:p text:style-name="P1">Em seus parametros pode receber 3 valores, os 2x primeiros são o intervalo e o 3x é a iteração, o que deve ser feito, exemplo pular um número contando de 2 em 2, ou 3 em 3, com mais +1 ou menos -1.</text:p>
      <text:p text:style-name="P1"/>
      <text:p text:style-name="P1"/>
      <text:p text:style-name="P1"><text:span text:style-name="T2">== ==</text:span><text:span text:style-name="T3"> </text:span>Para o for ser incrementado e dar mais flexibilidade, podemos usar um “contador”, que é uma variável( pode receber o nome que vc quiser) que recebe o valor de 0 e soma com o resultado do laço.</text:p>
      <text:p text:style-name="P1"/>
      <text:p text:style-name="P1">Ele é um acumulador, acumula os valores ou lógicas que forem solicitadas a ele, exemplo, o valor dele e o do laço.</text:p>
      <text:p text:style-name="P1"/>
      <text:p text:style-name="P1">contador = 0</text:p>
      <text:p text:style-name="P1">for nomedavariavel in range( 0 , 6 ) :</text:p>
      <text:p text:style-name="P1"><text:tab/><text:span text:style-name="T4">contador = contador + nome da variável</text:span></text:p>
      <text:p text:style-name="P1"><text:tab/>print(contador)</text:p>
      <text:p text:style-name="P1"/>
      <text:p text:style-name="P1">como funciona o contador + laço:</text:p>
      <text:p text:style-name="P1"/>
      <text:p text:style-name="P1">O contador inicia em 0 e o laço também</text:p>
      <text:p text:style-name="P1">contador <text:s text:c="13"/>laço</text:p>
      <text:p text:style-name="P1">0 <text:s text:c="26"/>0</text:p>
      <text:p text:style-name="P1"/>
      <text:p text:style-name="P1">O laço recebeu a instrução para ir contando de 0 a 6, e vai contar só até 5, pois ele ignora o último número ( se tivesse terminado em 7, então contaria até o 6 pois ele ignora o último número ) então agora ele vai contar 1</text:p>
      <text:p text:style-name="Standard">contador <text:s text:c="13"/>laço</text:p>
      <text:p text:style-name="Standard">0 <text:s text:c="26"/>0</text:p>
      <text:p text:style-name="Standard"><text:s text:c="29"/>1</text:p>
      <text:p text:style-name="Standard"/>
      <text:p text:style-name="Standard"/>
      <text:p text:style-name="Standard">Então o contador receberá o valor dele mesmo, que é zero até o momento, pq ele valia 0 e recebeu 0 do laço. E agora ele passa a valer 1, pois 0 + 1 é 1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/>
      <text:p text:style-name="Standard">O laço agora conta o 2(está contando a mando do range)</text:p>
      <text:p text:style-name="Standard">contador <text:s text:c="13"/>laço</text:p>
      <text:p text:style-name="Standard">0 <text:s text:c="26"/>0</text:p>
      <text:p text:style-name="Standard"><text:soft-page-break/>1 <text:s text:c="26"/>1</text:p>
      <text:p text:style-name="Standard"><text:s text:c="29"/>2</text:p>
      <text:p text:style-name="Standard"/>
      <text:p text:style-name="Standard">O contador agora recebe o seu valor, que está em 1 e adiciona o valor do laço, que agora está em 2, ficando com o valor de 3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/>
      <text:p text:style-name="Standard">O laço conta 3 agora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><text:s text:c="29"/>3</text:p>
      <text:p text:style-name="Standard"/>
      <text:p text:style-name="Standard">O contador que está em três, recebe ele mesmo (3) e adiciona o valor do laço que agora é 3, e o valor do contador fica em 6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 </text:p>
      <text:p text:style-name="Standard">6 <text:s text:c="26"/>3</text:p>
      <text:p text:style-name="Standard"/>
      <text:p text:style-name="Standard">O laço conta 4 agora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>6 <text:s text:c="26"/>3</text:p>
      <text:p text:style-name="Standard"><text:s text:c="29"/>4</text:p>
      <text:p text:style-name="Standard"/>
      <text:p text:style-name="Standard">O contador então recebe seu próprio valor, que está em 6 e adiciona o valor do laço, que está em 4, e fica valendo 10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>6 <text:s text:c="26"/>3</text:p>
      <text:p text:style-name="Standard">10 <text:s text:c="24"/>4</text:p>
      <text:p text:style-name="Standard"/>
      <text:p text:style-name="Standard">O laço conta 5 agora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>6 <text:s text:c="26"/>3</text:p>
      <text:p text:style-name="Standard"><text:soft-page-break/>10 <text:s text:c="24"/>4</text:p>
      <text:p text:style-name="Standard"><text:s text:c="29"/>5</text:p>
      <text:p text:style-name="Standard"/>
      <text:p text:style-name="Standard">O contador que recebe ele mesmo( 10 ) adiciona o laço, que está agora em 5, e resulta em 15.</text:p>
      <text:p text:style-name="Standard">contador <text:s text:c="13"/>laço</text:p>
      <text:p text:style-name="Standard">0 <text:s text:c="26"/>0</text:p>
      <text:p text:style-name="Standard">1 <text:s text:c="26"/>1</text:p>
      <text:p text:style-name="Standard">3 <text:s text:c="26"/>2</text:p>
      <text:p text:style-name="Standard">6 <text:s text:c="26"/>3</text:p>
      <text:p text:style-name="Standard">10 <text:s text:c="24"/>4</text:p>
      <text:p text:style-name="Standard">15 <text:s text:c="24"/>5</text:p>
      <text:p text:style-name="Standard"/>
      <text:p text:style-name="Standard">E assim o <text:span text:style-name="T3">contador</text:span> termina em 15.</text:p>
      <text:p text:style-name="Standard"/>
      <text:list text:style-name="WWNum2">
        <text:list-item>
          <text:p text:style-name="P9">podemos usar também um contador</text:p>
        </text:list-item>
      </text:list>
      <text:p text:style-name="P1">Ele vai funcionar de forma semelhante ao “contador(somador)”, só que ele soma, e o contador acumula(“contador(somador)” acumula ele e a lógica que for pedida) e o contador adiciona mais 1.</text:p>
      <text:p text:style-name="P1">Exemplo:</text:p>
      <text:p text:style-name="P1"/>
      <text:p text:style-name="P1">contador = 0</text:p>
      <text:p text:style-name="P1">somador = 0</text:p>
      <text:p text:style-name="P1"/>
      <text:p text:style-name="P1">contador = contador + 1</text:p>
      <text:p text:style-name="P1">soma = soma + laço</text:p>
      <text:p text:style-name="P1">Exemplo:</text:p>
      <text:p text:style-name="P1"/>
      <text:p text:style-name="P1">soma = 0</text:p>
      <text:p text:style-name="P1">contador = 0</text:p>
      <text:p text:style-name="P1">for laco in range(0, 6):</text:p>
      <text:p text:style-name="P1"><text:tab/>soma = soma + laco</text:p>
      <text:p text:style-name="P1"><text:tab/>contador = contador +1</text:p>
      <text:p text:style-name="P2">print(contador, soma)</text:p>
      <text:p text:style-name="P2"/>
      <text:p text:style-name="P1">Irá retornar</text:p>
      <text:p text:style-name="P1">1 <text:s text:c="8"/>0</text:p>
      <text:p text:style-name="P1">2 <text:s text:c="8"/>1</text:p>
      <text:p text:style-name="P1">3 <text:s text:c="8"/>3</text:p>
      <text:p text:style-name="P1">4 <text:s text:c="8"/>6</text:p>
      <text:p text:style-name="P1">5 <text:s text:c="7"/>10</text:p>
      <text:p text:style-name="P1">6 <text:s text:c="7"/>15</text:p>
      <text:p text:style-name="P1"/>
      <text:p text:style-name="P1">Ou seja o contadorSomador recebeu ele e adicionou ele mais o laço, e o contador recebeu ele mais 1, então contou de 1 a 6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12-06T09:35:48.853000000</dc:date>
    <meta:editing-duration>P14DT16H47M3S</meta:editing-duration>
    <meta:editing-cycles>1</meta:editing-cycles>
    <meta:document-statistic meta:table-count="0" meta:image-count="0" meta:object-count="0" meta:page-count="4" meta:paragraph-count="123" meta:word-count="778" meta:character-count="5147" meta:non-whitespace-character-count="2787"/>
  </office:meta>
</office:document-meta>
</file>